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2-10" calcext:value-type="date">
            <text:p>10. Februar 2021</text:p>
          </table:table-cell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/>
          <table:table-cell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18:06:24.485444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2-10T19:41:51.616796428</dc:date>
    <meta:editing-duration>P1DT15M46S</meta:editing-duration>
    <meta:editing-cycles>134</meta:editing-cycles>
    <meta:generator>LibreOffice/7.0.4.2$Linux_X86_64 LibreOffice_project/00$Build-2</meta:generator>
    <dc:creator>Mikis Hofer</dc:creator>
    <meta:document-statistic meta:table-count="1" meta:cell-count="83" meta:object-count="8"/>
  </office:meta>
</office:document-meta>
</file>